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size-complex="14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5" style:family="paragraph" style:parent-style-name="Standard">
      <style:paragraph-properties fo:margin-left="7.251cm" fo:margin-right="0cm" fo:text-align="end" style:justify-single-word="false" fo:text-indent="0cm" style:auto-text-indent="false"/>
      <style:text-properties style:font-size-complex="14pt"/>
    </style:style>
    <style:style style:name="P6" style:family="paragraph" style:parent-style-name="Standard">
      <style:paragraph-properties fo:margin-left="7.752cm" fo:margin-right="0cm" fo:text-align="end" style:justify-single-word="false" fo:text-indent="-0.25cm" style:auto-text-indent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font-size="13pt" style:font-size-asian="13pt" style:font-size-complex="13pt"/>
    </style:style>
    <style:style style:name="P9" style:family="paragraph" style:parent-style-name="Standard">
      <style:paragraph-properties fo:margin-left="0cm" fo:margin-right="0cm" fo:text-indent="0.751cm" style:auto-text-indent="false"/>
      <style:text-properties fo:font-size="13pt" style:font-size-asian="13pt" style:font-size-complex="13pt"/>
    </style:style>
    <style:style style:name="P10" style:family="paragraph" style:parent-style-name="Heading_20_2" style:master-page-name="Standard">
      <style:paragraph-properties fo:margin-left="7.251cm" fo:margin-right="0cm" fo:text-indent="0cm" style:auto-text-indent="false" style:page-number="auto"/>
    </style:style>
    <style:style style:name="P11" style:family="paragraph" style:parent-style-name="Heading_20_2">
      <style:paragraph-properties fo:margin-left="7.251cm" fo:margin-right="0cm" fo:text-indent="0cm" style:auto-text-indent="false"/>
      <style:text-properties style:font-size-complex="14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style:font-size-asian="10pt" style:font-size-complex="14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/>
    </style:style>
    <style:style style:name="T5" style:family="text">
      <style:text-properties fo:font-size="13pt" fo:language="en" fo:country="US" style:font-size-asian="13pt" style:font-size-complex="13pt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_________________________<text:span text:style-name="T1"><text:line-break/></text:span><text:span text:style-name="T2"><text:tab/><text:tab/>Руководителю </text:span></text:h>
      <text:h text:style-name="P11" text:outline-level="2">_____________________________</text:h>
      <text:p text:style-name="P5"><text:tab/><text:tab/>Название организации</text:p>
      <text:p text:style-name="P6">__________ ___________________</text:p>
      <text:p text:style-name="P1"><text:s text:c="99"/>ФИО</text:p>
      <text:p text:style-name="P2"/>
      <text:p text:style-name="P4"/>
      <text:p text:style-name="P4">Уважаемый …………!</text:p>
      <text:p text:style-name="P7"><text:span text:style-name="T3">Решением диссертационного совета ___ШИФР_СОВЕТА___ Ваша организация ______ утверждена в качестве ведущей по диссертации ___ФИО_в_родительном_падеже___</text:span><text:span text:style-name="T4"> </text:span><text:span text:style-name="T6">«___Тема_диссертации___»</text:span><text:span text:style-name="T3">, представленной к защите на соискание ученой степени ___кандидат_или_доктор___а ___каких_наук___ наук по специальности(ям)________.</text:span></text:p>
      <text:p text:style-name="P7"><text:span text:style-name="T3">Обращение обусловлено требованием п. 4.15 раздела </text:span><text:span text:style-name="T5">IV</text:span><text:span text:style-name="T3"> Положения о совете по защите диссертаций на соискание ученой степени кандидата наук, на соискание ученой степени доктора наук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, протокол № УС-1, предусматривающего получение письменного отзыва ведущей организации.</text:span></text:p>
      <text:p text:style-name="P8"><text:s text:c="3"/>Просьба предоставить официальный отзыв в одном экземпляре с заверенной подписью и скрепленный гербовой печатью организации с датой на документе не позднее, чем за 15 календарных дней до защиты диссертации.</text:p>
      <text:p text:style-name="P7"><text:span text:style-name="T3">Обращаем Ваше внимание, что в заключение отзыва необходимо дать оценку соответствия/несоответствия диссертации критериям соответствует критериям раздела </text:span><text:span text:style-name="T5">II</text:span><text:span text:style-name="T3"> Положения о присуждении ученых степеней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 протокол № УС-1. </text:span></text:p>
      <text:p text:style-name="P8">В конце отзыва необходимо указать шифр научной специальности, ученую степень, звание, должность составителя отзыва, а также почтовый адрес организации, телефон и адрес электронной почты.</text:p>
      <text:p text:style-name="P8">Защита диссертации состоится _______ .</text:p>
      <text:p text:style-name="P9"/>
      <text:p text:style-name="P9">С уважением,</text:p>
      <text:p text:style-name="P3"/>
      <text:p text:style-name="P3">Председатель</text:p>
      <text:p text:style-name="P3">диссертационного совета <text:s text:c="2"/>___ШИФР_СОВЕТА___ <text:s text:c="38"/>ФИ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4pt" fo:language="none" fo:country="none" style:font-size-asian="14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7.001cm" fo:margin-bottom="2cm" fo:margin-left="3cm" fo:margin-right="1.499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.drobysheva</meta:initial-creator>
    <meta:creation-date>2020-01-06T17:42:00</meta:creation-date>
    <dc:date>2025-10-19T01:22:36.518682304</dc:date>
    <meta:editing-cycles>11</meta:editing-cycles>
    <meta:editing-duration>PT1H10M25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15" meta:word-count="203" meta:character-count="1963" meta:non-whitespace-character-count="1627"/>
  </office:meta>
</office:document-meta>
</file>